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Ubuntu"/>
    </style:style>
    <style:style style:name="P5" style:family="paragraph" style:parent-style-name="Standard">
      <style:paragraph-properties fo:text-align="center" style:justify-single-word="false"/>
      <style:text-properties style:font-name="Ubuntu"/>
    </style:style>
    <style:style style:name="P6" style:family="paragraph" style:parent-style-name="Standard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Ubuntu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ESCUELA SUPERIOR DE INGENIERÍA INFORMATICA</text:p>
      <text:p text:style-name="P7"/>
      <text:p text:style-name="P7"/>
      <text:p text:style-name="P7">INGENIERÍA TÉCNICA EN INFORMATICA DE SISTEMAS</text:p>
      <text:p text:style-name="P7"/>
      <text:p text:style-name="P7"/>
      <text:p text:style-name="P7"/>
      <text:p text:style-name="P7"/>
      <text:p text:style-name="P9">PLATAFORMA DE FIRMA DIGITAL MÓVIL EN EL </text:p>
      <text:p text:style-name="P10"><text:span text:style-name="T1">CONTEXTO UNIVERSITARIO</text:span> </text:p>
      <text:p text:style-name="P7"/>
      <text:p text:style-name="P7"/>
      <text:p text:style-name="P7"/>
      <text:p text:style-name="P7"/>
      <text:p text:style-name="P7">REALIZADO POR</text:p>
      <text:p text:style-name="P7"/>
      <text:p text:style-name="P7">Juan Antonio Pérez Ariza</text:p>
      <text:p text:style-name="P7"/>
      <text:p text:style-name="P7"/>
      <text:p text:style-name="P7"/>
      <text:p text:style-name="P7">DIRIGIDO POR</text:p>
      <text:p text:style-name="P7"/>
      <text:p text:style-name="P7">Isaac Agudo Ruiz</text:p>
      <text:p text:style-name="P7"/>
      <text:p text:style-name="P7"/>
      <text:p text:style-name="P7"/>
      <text:p text:style-name="P7"/>
      <text:p text:style-name="P7"/>
      <text:p text:style-name="P7">DEPARTAMENTO</text:p>
      <text:p text:style-name="P7"/>
      <text:p text:style-name="P7">Lenguajes y Ciencias de la Computación</text:p>
      <text:p text:style-name="P7"/>
      <text:p text:style-name="P7"/>
      <text:p text:style-name="P7">UNIVERSIDAD DE MÁLAGA</text:p>
      <text:p text:style-name="P7"/>
      <text:p text:style-name="P7"/>
      <text:p text:style-name="P7"/>
      <text:p text:style-name="P7"/>
      <text:p text:style-name="P8">MÁLAGA, diciembre de 2012.</text:p>
      <text:p text:style-name="P8"/>
      <text:p text:style-name="P8"/>
      <text:p text:style-name="P7"><text:soft-page-break/></text:p>
      <text:p text:style-name="P7"/>
      <text:p text:style-name="P7"/>
      <text:p text:style-name="P7">ESCUELA SUPERIOR DE INGENIERÍA INFORMATICA</text:p>
      <text:p text:style-name="P7"/>
      <text:p text:style-name="P7"/>
      <text:p text:style-name="P7">INGENIERÍA TÉCNICA EN INFORMATICA DE SISTEMAS</text:p>
      <text:p text:style-name="P7"/>
      <text:p text:style-name="P7"/>
      <text:p text:style-name="P7"/>
      <text:p text:style-name="P7"/>
      <text:p text:style-name="P9">PLATAFORMA DE FIRMA DIGITAL MÓVIL EN EL </text:p>
      <text:p text:style-name="P10"><text:span text:style-name="T1">CONTEXTO UNIVERSITARIO</text:span> </text:p>
      <text:p text:style-name="P7"/>
      <text:p text:style-name="P7"/>
      <text:p text:style-name="P7"/>
      <text:p text:style-name="P7"/>
      <text:p text:style-name="P7">REALIZADO POR</text:p>
      <text:p text:style-name="P7"/>
      <text:p text:style-name="P7">Juan Antonio Pérez Ariza</text:p>
      <text:p text:style-name="P7"/>
      <text:p text:style-name="P7"/>
      <text:p text:style-name="P7"/>
      <text:p text:style-name="P7">DIRIGIDO POR</text:p>
      <text:p text:style-name="P7"/>
      <text:p text:style-name="P7">Isaac Agudo Ruiz</text:p>
      <text:p text:style-name="P7"/>
      <text:p text:style-name="P7"/>
      <text:p text:style-name="P7"/>
      <text:p text:style-name="P7"/>
      <text:p text:style-name="P7"/>
      <text:p text:style-name="P7">DEPARTAMENTO</text:p>
      <text:p text:style-name="P7"/>
      <text:p text:style-name="P7">Lenguajes y Ciencias de la Computación</text:p>
      <text:p text:style-name="P7"/>
      <text:p text:style-name="P7"/>
      <text:p text:style-name="P7">UNIVERSIDAD DE MÁLAGA</text:p>
      <text:p text:style-name="P7"/>
      <text:p text:style-name="P7"/>
      <text:p text:style-name="P7"/>
      <text:p text:style-name="P7"/>
      <text:p text:style-name="P8">MÁLAGA, diciembre de 2012.</text:p>
      <text:p text:style-name="P8"/>
      <text:p text:style-name="P8"/>
      <text:p text:style-name="P7"><text:soft-page-break/></text:p>
      <text:p text:style-name="P7"/>
      <text:p text:style-name="P7"/>
      <text:p text:style-name="P7">ESCUELA SUPERIOR DE INGENIERÍA INFORMATICA</text:p>
      <text:p text:style-name="P7"/>
      <text:p text:style-name="P7"/>
      <text:p text:style-name="P7">INGENIERÍA TÉCNICA EN INFORMATICA DE SISTEMAS</text:p>
      <text:p text:style-name="P7"/>
      <text:p text:style-name="P7"/>
      <text:p text:style-name="P7"/>
      <text:p text:style-name="P7"/>
      <text:p text:style-name="P9">PLATAFORMA DE FIRMA DIGITAL MÓVIL EN EL </text:p>
      <text:p text:style-name="P10"><text:span text:style-name="T1">CONTEXTO UNIVERSITARIO</text:span> </text:p>
      <text:p text:style-name="P7"/>
      <text:p text:style-name="P7"/>
      <text:p text:style-name="P7"/>
      <text:p text:style-name="P7"/>
      <text:p text:style-name="P7">REALIZADO POR</text:p>
      <text:p text:style-name="P7"/>
      <text:p text:style-name="P7">Juan Antonio Pérez Ariza</text:p>
      <text:p text:style-name="P7"/>
      <text:p text:style-name="P7"/>
      <text:p text:style-name="P7"/>
      <text:p text:style-name="P7">DIRIGIDO POR</text:p>
      <text:p text:style-name="P7"/>
      <text:p text:style-name="P7">Isaac Agudo Ruiz</text:p>
      <text:p text:style-name="P7"/>
      <text:p text:style-name="P7"/>
      <text:p text:style-name="P7"/>
      <text:p text:style-name="P7"/>
      <text:p text:style-name="P7"/>
      <text:p text:style-name="P7">DEPARTAMENTO</text:p>
      <text:p text:style-name="P7"/>
      <text:p text:style-name="P7">Lenguajes y Ciencias de la Computación</text:p>
      <text:p text:style-name="P7"/>
      <text:p text:style-name="P7"/>
      <text:p text:style-name="P7">UNIVERSIDAD DE MÁLAGA</text:p>
      <text:p text:style-name="P7"/>
      <text:p text:style-name="P7"/>
      <text:p text:style-name="P7"/>
      <text:p text:style-name="P7"/>
      <text:p text:style-name="P8">MÁLAGA, diciembre de 2012.</text:p>
      <text:p text:style-name="P8"/>
      <text:p text:style-name="P8"/>
      <text:p text:style-name="P7"><text:soft-page-break/></text:p>
      <text:p text:style-name="P7"/>
      <text:p text:style-name="P7"/>
      <text:p text:style-name="P7">ESCUELA SUPERIOR DE INGENIERÍA INFORMATICA</text:p>
      <text:p text:style-name="P7"/>
      <text:p text:style-name="P7"/>
      <text:p text:style-name="P7">INGENIERÍA TÉCNICA EN INFORMATICA DE SISTEMAS</text:p>
      <text:p text:style-name="P7"/>
      <text:p text:style-name="P7"/>
      <text:p text:style-name="P7"/>
      <text:p text:style-name="P7"/>
      <text:p text:style-name="P9">PLATAFORMA DE FIRMA DIGITAL MÓVIL EN EL </text:p>
      <text:p text:style-name="P10"><text:span text:style-name="T1">CONTEXTO UNIVERSITARIO</text:span> </text:p>
      <text:p text:style-name="P7"/>
      <text:p text:style-name="P7"/>
      <text:p text:style-name="P7"/>
      <text:p text:style-name="P7"/>
      <text:p text:style-name="P7">REALIZADO POR</text:p>
      <text:p text:style-name="P7"/>
      <text:p text:style-name="P7">Juan Antonio Pérez Ariza</text:p>
      <text:p text:style-name="P7"/>
      <text:p text:style-name="P7"/>
      <text:p text:style-name="P7"/>
      <text:p text:style-name="P7">DIRIGIDO POR</text:p>
      <text:p text:style-name="P7"/>
      <text:p text:style-name="P7">Isaac Agudo Ruiz</text:p>
      <text:p text:style-name="P7"/>
      <text:p text:style-name="P7"/>
      <text:p text:style-name="P7"/>
      <text:p text:style-name="P7"/>
      <text:p text:style-name="P7"/>
      <text:p text:style-name="P7">DEPARTAMENTO</text:p>
      <text:p text:style-name="P7"/>
      <text:p text:style-name="P7">Lenguajes y Ciencias de la Computación</text:p>
      <text:p text:style-name="P7"/>
      <text:p text:style-name="P7"/>
      <text:p text:style-name="P7">UNIVERSIDAD DE MÁLAGA</text:p>
      <text:p text:style-name="P7"/>
      <text:p text:style-name="P7"/>
      <text:p text:style-name="P7"/>
      <text:p text:style-name="P7"/>
      <text:p text:style-name="P8">MÁLAGA, diciembre de 2012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antonio </meta:initial-creator>
    <meta:creation-date>2012-11-26T19:56:31</meta:creation-date>
    <dc:date>2012-11-26T20:09:02</dc:date>
    <dc:creator>juanantonio </dc:creator>
    <meta:editing-duration>PT5M52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4" meta:paragraph-count="48" meta:word-count="180" meta:character-count="1248" meta:non-whitespace-character-count="1108"/>
  </office:meta>
</office:document-meta>
</file>